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" svg:font-family="Couri"/>
    <style:font-face style:name="Lohit Hindi1" svg:font-family="'Lohit Hindi'"/>
    <style:font-face style:name="OpenSymbol" svg:font-family="OpenSymbol"/>
    <style:font-face style:name="arial" svg:font-family="arial, sans, sans-serif"/>
    <style:font-face style:name="courier new" svg:font-family="'courier new', monospace"/>
    <style:font-face style:name="TAhoma" svg:font-family="TAhom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9.75pt" officeooo:paragraph-rsid="00005c36"/>
    </style:style>
    <style:style style:name="P2" style:family="paragraph" style:parent-style-name="Standard">
      <style:text-properties fo:color="#000000" style:font-name="Courier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paragraph-rsid="00005c36" style:font-size-asian="12pt" style:font-size-complex="12pt"/>
    </style:style>
    <style:style style:name="P4" style:family="paragraph" style:parent-style-name="Standard">
      <style:paragraph-properties fo:margin-top="0in" fo:margin-bottom="0.1965in" style:contextual-spacing="false"/>
      <style:text-properties officeooo:rsid="000583a5"/>
    </style:style>
    <style:style style:name="P5" style:family="paragraph" style:parent-style-name="Standard">
      <style:paragraph-properties fo:margin-top="0in" fo:margin-bottom="0.1965in" style:contextual-spacing="false"/>
      <style:text-properties officeooo:rsid="000583a5" officeooo:paragraph-rsid="0009f9f3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800000" style:font-name="Times New Roman" fo:font-size="12pt" officeooo:paragraph-rsid="00005c36" style:font-size-asian="12pt" style:font-size-complex="12pt"/>
    </style:style>
    <style:style style:name="P7" style:family="paragraph" style:parent-style-name="Standard">
      <style:paragraph-properties fo:margin-left="0.4925in" fo:margin-right="0in" fo:margin-top="0in" fo:margin-bottom="0.1965in" style:contextual-spacing="false" fo:text-indent="0in" style:auto-text-indent="false"/>
      <style:text-properties officeooo:rsid="000583a5"/>
    </style:style>
    <style:style style:name="P8" style:family="paragraph" style:parent-style-name="Standard">
      <style:paragraph-properties fo:margin-left="0.4925in" fo:margin-right="0in" fo:margin-top="0in" fo:margin-bottom="0.1965in" style:contextual-spacing="false" fo:text-indent="0in" style:auto-text-indent="false"/>
      <style:text-properties officeooo:rsid="000583a5" officeooo:paragraph-rsid="0009f9f3"/>
    </style:style>
    <style:style style:name="P9" style:family="paragraph" style:parent-style-name="Standard">
      <style:paragraph-properties fo:text-align="start" style:justify-single-word="false" fo:background-color="#ffd457">
        <style:background-image/>
      </style:paragraph-properties>
      <style:text-properties fo:color="#000000" style:font-name="TAhoma" fo:font-size="9.75pt" officeooo:paragraph-rsid="00005c36"/>
    </style:style>
    <style:style style:name="P10" style:family="paragraph" style:parent-style-name="Standard">
      <style:paragraph-properties fo:text-align="start" style:justify-single-word="false" fo:background-color="#ffd457">
        <style:background-image/>
      </style:paragraph-properties>
      <style:text-properties fo:color="#000000" style:font-name="Times New Roman" fo:font-size="9.75pt" officeooo:paragraph-rsid="00017390"/>
    </style:style>
    <style:style style:name="T1" style:family="text">
      <style:text-properties officeooo:rsid="00005c36"/>
    </style:style>
    <style:style style:name="T2" style:family="text">
      <style:text-properties fo:color="#000000" style:font-name="arial" fo:font-size="9.75pt" officeooo:rsid="00005c36"/>
    </style:style>
    <style:style style:name="T3" style:family="text">
      <style:text-properties fo:font-size="8pt" officeooo:rsid="00005c36" style:font-size-asian="8pt" style:font-size-complex="8pt"/>
    </style:style>
    <style:style style:name="T4" style:family="text">
      <style:text-properties style:font-name="Courier" officeooo:rsid="0009f9f3"/>
    </style:style>
    <style:style style:name="T5" style:family="text">
      <style:text-properties officeooo:rsid="00007b1f"/>
    </style:style>
    <style:style style:name="T6" style:family="text">
      <style:text-properties fo:color="#ff0000" officeooo:rsid="0009f9f3"/>
    </style:style>
    <style:style style:name="T7" style:family="text">
      <style:text-properties fo:color="#ff0000" fo:font-size="14pt" officeooo:rsid="0009f9f3" style:font-size-asian="14pt" style:font-size-complex="14pt"/>
    </style:style>
    <style:style style:name="T8" style:family="text">
      <style:text-properties fo:color="#008000" fo:font-weight="bold" officeooo:rsid="0009f9f3" style:font-weight-asian="bold" style:font-weight-complex="bold"/>
    </style:style>
    <style:style style:name="T9" style:family="text">
      <style:text-properties fo:font-weight="bold" officeooo:rsid="00005c36" style:font-weight-asian="bold" style:font-weight-complex="bold"/>
    </style:style>
    <style:style style:name="T10" style:family="text">
      <style:text-properties fo:font-weight="bold" officeooo:rsid="0009f9f3" style:font-weight-asian="bold" style:font-weight-complex="bold"/>
    </style:style>
    <style:style style:name="T11" style:family="text">
      <style:text-properties fo:font-size="9.69999980926514pt" officeooo:rsid="0009f9f3" style:font-size-asian="9.69999980926514pt" style:font-size-complex="9.69999980926514pt"/>
    </style:style>
    <style:style style:name="T12" style:family="text">
      <style:text-properties style:font-name="arial" fo:font-size="8pt" officeooo:rsid="00005c36" style:font-size-asian="8pt" style:font-size-complex="8pt"/>
    </style:style>
    <style:style style:name="T13" style:family="text">
      <style:text-properties officeooo:rsid="0004987b"/>
    </style:style>
    <style:style style:name="T14" style:family="text">
      <style:text-properties officeooo:rsid="000583a5"/>
    </style:style>
    <style:style style:name="T15" style:family="text">
      <style:text-properties officeooo:rsid="0009f9f3"/>
    </style:style>
    <style:style style:name="T16" style:family="text">
      <style:text-properties style:font-name="Courier New" officeooo:rsid="0009f9f3"/>
    </style:style>
    <style:style style:name="T17" style:family="text">
      <style:text-properties fo:font-size="14pt" officeooo:rsid="0009f9f3" style:font-size-asian="14pt" style:font-size-complex="14pt"/>
    </style:style>
    <style:style style:name="T18" style:family="text">
      <style:text-properties fo:font-size="12pt" officeooo:rsid="0009f9f3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3">The </text:span><text:span text:style-name="T1">Author </text:span><text:span text:style-name="T13">of this code </text:span><text:span text:style-name="T1">can revise the program to resolve </text:span><text:span text:style-name="T5">the following problems:</text:span></text:p>
      <text:p text:style-name="P1"><text:span text:style-name="T1"/></text:p>
      <text:p text:style-name="P3"><text:span text:style-name="T2"/></text:p>
      <text:p text:style-name="P7"><text:span text:style-name="T7">-</text:span><text:span text:style-name="T17"> </text:span><text:span text:style-name="T15">In </text:span><text:span text:style-name="T16">OrderedLinkedList</text:span><text:span text:style-name="T15"> class</text:span>, <text:s/><text:span text:style-name="T15">the variable </text:span><text:span text:style-name="T16">tail</text:span><text:span text:style-name="T15"> </text:span>is not necessary. Everything can be <text:span text:style-name="T15">implemented</text:span> with just a <text:span text:style-name="T16">head.</text:span></text:p>
      <text:p text:style-name="P8"><text:span text:style-name="T7">-</text:span><text:span text:style-name="T17"> </text:span>In <text:span text:style-name="T16">KeyNode</text:span> <text:span text:style-name="T15">class</text:span>, the <text:span text:style-name="T16">previous</text:span> variable is not necessary. This <text:span text:style-name="T15">l</text:span>inked<text:span text:style-name="T15">-</text:span>list can be <text:span text:style-name="T15">defined</text:span> as a single linked<text:span text:style-name="T15">-</text:span>l<text:span text:style-name="T15">is</text:span>t.</text:p>
      <text:p text:style-name="P8"><text:span text:style-name="T7">-</text:span><text:span text:style-name="T17"> </text:span>In <text:span text:style-name="T16">KeyNode</text:span> class, another constructor with no argument can be <text:span text:style-name="T15">implemented</text:span></text:p>
      <text:p text:style-name="P7"><text:span text:style-name="T8">+ </text:span>The method <text:span text:style-name="T16">size()</text:span> is <text:span text:style-name="T15">implement</text:span>ed <text:span text:style-name="T15">v</text:span>ery well.</text:p>
      <text:p text:style-name="P8"><text:span text:style-name="T7">-</text:span><text:span text:style-name="T17"> </text:span><text:span text:style-name="T18">T</text:span>he method <text:span text:style-name="T16">add()</text:span> is not <text:span text:style-name="T15">implemented</text:span></text:p>
      <text:p text:style-name="P8"><text:span text:style-name="T7">-</text:span><text:span text:style-name="T17"> </text:span><text:span text:style-name="T15">The method </text:span><text:span text:style-name="T16">find()</text:span><text:span text:style-name="T15"> is not implemented</text:span></text:p>
      <text:p text:style-name="P8"><text:span text:style-name="T7">-</text:span><text:span text:style-name="T17"> </text:span><text:span text:style-name="T15">The method </text:span><text:span text:style-name="T16">get()</text:span><text:span text:style-name="T15"> is not implemented</text:span></text:p>
      <text:p text:style-name="P5"><text:span text:style-name="T15"/></text:p>
      <text:p text:style-name="P4"/>
      <text:p text:style-name="P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" svg:font-family="Couri"/>
    <style:font-face style:name="Lohit Hindi1" svg:font-family="'Lohit Hindi'"/>
    <style:font-face style:name="OpenSymbol" svg:font-family="OpenSymbol"/>
    <style:font-face style:name="arial" svg:font-family="arial, sans, sans-serif"/>
    <style:font-face style:name="courier new" svg:font-family="'courier new', monospace"/>
    <style:font-face style:name="TAhoma" svg:font-family="TAhom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background-color="#ffd457">
        <style:background-image/>
      </style:paragraph-properties>
      <style:text-properties fo:color="#000000" style:font-name="TAhoma" fo:font-size="9.75pt" officeooo:paragraph-rsid="00005c36"/>
    </style:style>
    <style:style style:name="MP2" style:family="paragraph" style:parent-style-name="Standard">
      <style:paragraph-properties fo:text-align="start" style:justify-single-word="false" fo:background-color="#ffd457">
        <style:background-image/>
      </style:paragraph-properties>
      <style:text-properties fo:color="#000000" style:font-name="Times New Roman" fo:font-size="9.75pt" officeooo:paragraph-rsid="00017390"/>
    </style:style>
    <style:style style:name="MT1" style:family="text">
      <style:text-properties officeooo:rsid="0009f9f3"/>
    </style:style>
    <style:style style:name="MT2" style:family="text">
      <style:text-properties officeooo:rsid="00005c36"/>
    </style:style>
    <style:style style:name="MT3" style:family="text">
      <style:text-properties fo:font-weight="bold" officeooo:rsid="00005c36" style:font-weight-asian="bold" style:font-weight-complex="bold"/>
    </style:style>
    <style:style style:name="MT4" style:family="text">
      <style:text-properties officeooo:rsid="00007b1f"/>
    </style:style>
    <style:style style:name="MT5" style:family="text">
      <style:text-properties fo:font-size="8pt" officeooo:rsid="00005c36" style:font-size-asian="8pt" style:font-size-complex="8pt"/>
    </style:style>
    <style:style style:name="MT6" style:family="text">
      <style:text-properties fo:font-size="9.69999980926514pt" officeooo:rsid="0009f9f3" style:font-size-asian="9.69999980926514pt" style:font-size-complex="9.69999980926514pt"/>
    </style:style>
    <style:style style:name="MT7" style:family="text">
      <style:text-properties style:font-name="arial" fo:font-size="8pt" officeooo:rsid="00005c36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CR</text:span><text:span text:style-name="MT2"> … by </text:span><text:span text:style-name="MT3">Ehsan Kourkchi</text:span></text:p>
        <text:p text:style-name="MP2"><text:span text:style-name="MT4">A</text:span><text:span text:style-name="MT2">ssignment </text:span><text:span text:style-name="MT5">#</text:span><text:span text:style-name="MT6">4</text:span><text:span text:style-name="MT2"> </text:span><text:span text:style-name="MT5">(author: </text:span><text:span text:style-name="MT7">Li, Jiajie </text:span><text:span text:style-name="MT5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10T18:21:55</meta:creation-date>
    <dc:date>2013-12-10T19:20:52</dc:date>
    <meta:editing-duration>PT43M46S</meta:editing-duration>
    <meta:editing-cycles>9</meta:editing-cycles>
    <meta:generator>LibreOffice/3.6$Linux_X86_64 LibreOffice_project/360m1$Build-304</meta:generator>
    <meta:document-statistic meta:table-count="0" meta:image-count="0" meta:object-count="0" meta:page-count="1" meta:paragraph-count="10" meta:word-count="103" meta:character-count="601" meta:non-whitespace-character-count="507"/>
  </office:meta>
</office:document-meta>
</file>